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4E000003940AACEC4720D7A2FD.png" manifest:media-type="image/png"/>
  <manifest:file-entry manifest:full-path="Pictures/10000001000002600000021A19B4BE6D03B72C2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02cm" svg:stroke-color="#000000" draw:marker-start-width="0.356cm" draw:marker-end-width="0.356cm" draw:fill="none" draw:fill-color="#ffffff" fo:min-height="3.786cm" fo:padding-top="0.176cm" fo:padding-bottom="0.176cm" fo:padding-left="0.301cm" fo:padding-right="0.30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96pt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T1" style:family="text">
      <style:text-properties fo:font-size="96pt" fo:font-weight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2.857cm" svg:height="4.138cm" svg:x="21.684cm" svg:y="7.892cm">
            <draw:text-box>
              <text:p text:style-name="P1"><text:span text:style-name="T1">+</text:span></text:p>
            </draw:text-box>
          </draw:frame>
          <draw:g>
            <draw:frame draw:style-name="gr2" draw:text-style-name="P3" draw:layer="layout" svg:width="21.742cm" svg:height="19.238cm" svg:x="0.216cm" svg:y="0.353cm">
              <draw:image xlink:href="Pictures/10000001000002600000021A19B4BE6D03B72C2F.png" xlink:type="simple" xlink:show="embed" xlink:actuate="onLoad" draw:mime-type="image/png">
                <text:p/>
              </draw:image>
            </draw:frame>
            <draw:frame draw:style-name="gr3" draw:text-style-name="P4" draw:layer="layout" svg:width="21.905cm" svg:height="1.673cm" svg:x="0.135cm" svg:y="19.847cm">
              <draw:text-box>
                <text:p text:style-name="P1"><text:span text:style-name="T2">(a) Lifecycle and Key Dimensions of an AI System (NIST AI RMF 1.0)</text:span></text:p>
              </draw:text-box>
            </draw:frame>
          </draw:g>
          <draw:g>
            <draw:frame draw:style-name="gr2" draw:text-style-name="P3" draw:layer="layout" svg:width="23.566cm" svg:height="19.589cm" svg:x="25.216cm" svg:y="0.178cm">
              <draw:image xlink:href="Pictures/100000010000044E000003940AACEC4720D7A2FD.png" xlink:type="simple" xlink:show="embed" xlink:actuate="onLoad" draw:mime-type="image/png">
                <text:p/>
              </draw:image>
            </draw:frame>
            <draw:frame draw:style-name="gr3" draw:text-style-name="P4" draw:layer="layout" svg:width="21.947cm" svg:height="1.673cm" svg:x="26.026cm" svg:y="19.848cm">
              <draw:text-box>
                <text:p text:style-name="P1"><text:span text:style-name="T2">(b) Systems Security Engineering Framework (NIST 800-160v1r1)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8.895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1-12T23:23:11.011879821</dc:date>
    <meta:editing-duration>PT10M55S</meta:editing-duration>
    <meta:editing-cycles>3</meta:editing-cycles>
    <meta:generator>LibreOffice/7.3.7.2$Linux_X86_64 LibreOffice_project/30$Build-2</meta:generator>
    <meta:document-statistic meta:object-count="8"/>
  </office:meta>
</office:document-meta>
</file>